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65cm" fo:min-width="6.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75cm" fo:min-width="5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9cm" fo:min-width="3.35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9cm" fo:min-width="3.75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45cm" fo:min-width="5.1cm"/>
    </style:style>
    <style:style style:name="gr8" style:family="graphic" style:parent-style-name="standard">
      <style:graphic-properties draw:stroke="none" svg:stroke-color="#000000" draw:fill="none" draw:fill-color="#ffffff" fo:min-height="0.15cm"/>
    </style:style>
    <style:style style:name="gr9" style:family="graphic" style:parent-style-name="standard">
      <style:graphic-properties draw:stroke="none" svg:stroke-color="#000000" draw:fill="none" draw:fill-color="#ffffff" fo:min-height="0.75cm"/>
    </style:style>
    <style:style style:name="gr10" style:family="graphic" style:parent-style-name="standard">
      <style:graphic-properties draw:stroke="none" svg:stroke-color="#000000" draw:fill="none" draw:fill-color="#ffffff" fo:min-height="0.45cm"/>
    </style:style>
    <style:style style:name="gr11" style:family="graphic" style:parent-style-name="standard">
      <style:graphic-properties draw:stroke="none" svg:stroke-color="#000000" draw:fill="none" draw:fill-color="#ffffff" fo:min-height="0.55cm"/>
    </style:style>
    <style:style style:name="gr1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288cm" fo:min-width="9.6cm"/>
    </style:style>
    <style:style style:name="gr13" style:family="graphic" style:parent-style-name="standard">
      <style:graphic-properties draw:stroke="none" svg:stroke-color="#000000" draw:fill="none" draw:fill-color="#ffffff" fo:min-height="0.612cm"/>
    </style:style>
    <style:style style:name="gr14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75cm" fo:min-width="8.3cm"/>
    </style:style>
    <style:style style:name="gr15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75cm" fo:min-width="8.6cm"/>
    </style:style>
    <style:style style:name="gr16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75cm" fo:min-width="6.1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8cm" fo:min-width="3.35cm"/>
    </style:style>
    <style:style style:name="gr18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75cm" fo:min-width="4.3cm"/>
    </style:style>
    <style:style style:name="gr19" style:family="graphic" style:parent-style-name="standard">
      <style:graphic-properties draw:stroke="none" svg:stroke-color="#000000" draw:fill="none" draw:fill-color="#ffffff" fo:min-height="1.05cm"/>
    </style:style>
    <style:style style:name="gr20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75cm" fo:min-width="6.7cm"/>
    </style:style>
    <style:style style:name="gr2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75cm" fo:min-width="7cm"/>
    </style:style>
    <style:style style:name="gr2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75cm" fo:min-width="7.3cm"/>
    </style:style>
    <style:style style:name="gr2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75cm" fo:min-width="5.4cm"/>
    </style:style>
    <style:style style:name="gr24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75cm" fo:min-width="3.3cm"/>
    </style:style>
    <style:style style:name="P1" style:family="paragraph">
      <style:paragraph-properties fo:text-align="center"/>
      <style:text-properties fo:font-size="15pt" style:font-size-asian="15pt" style:font-size-complex="15pt"/>
    </style:style>
    <style:style style:name="P2" style:family="paragraph">
      <loext:graphic-properties draw:fill="none" draw:fill-color="#ffffff"/>
      <style:paragraph-properties fo:text-align="center"/>
      <style:text-properties fo:font-size="15pt" style:font-size-asian="15pt" style:font-size-complex="15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 draw:fill-color="#ffffff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6.8cm" svg:height="0.9cm" svg:x="3cm" svg:y="2.3cm">
          <text:p text:style-name="P1"><text:span text:style-name="T1">Tourner dans le sens défini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6.4cm" svg:y1="3.2cm" svg:x2="6.4cm" svg:y2="4.2cm">
          <text:p/>
        </draw:line>
        <draw:custom-shape draw:style-name="gr3" draw:text-style-name="P2" draw:layer="layout" svg:width="5.5cm" svg:height="1cm" svg:x="3.6cm" svg:y="4.2cm">
          <text:p text:style-name="P1"><text:span text:style-name="T1">Mesurer la distanc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7.7cm" svg:height="2.3cm" svg:x="2.7cm" svg:y="11.2cm">
          <text:p text:style-name="P4"><text:span text:style-name="T2">Est-ce que la distance à changé 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8.5cm" svg:height="2.3cm" svg:x="2.2cm" svg:y="6.1cm">
          <text:p text:style-name="P4"><text:span text:style-name="T2">Est-ce que la rotation a atteint son seuil 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3" draw:layer="layout" svg:x1="6.4cm" svg:y1="5.2cm" svg:x2="6.4cm" svg:y2="6.1cm">
          <text:p/>
        </draw:line>
        <draw:line draw:style-name="gr2" draw:text-style-name="P3" draw:layer="layout" svg:x1="6.5cm" svg:y1="8.4cm" svg:x2="6.5cm" svg:y2="11.2cm">
          <text:p/>
        </draw:line>
        <draw:line draw:style-name="gr6" draw:text-style-name="P3" draw:layer="layout" svg:x1="10.5cm" svg:y1="7.3cm" svg:x2="12.8cm" svg:y2="7.3cm">
          <text:p/>
        </draw:line>
        <draw:line draw:style-name="gr2" draw:text-style-name="P3" draw:layer="layout" svg:x1="12.8cm" svg:y1="7.3cm" svg:x2="12.8cm" svg:y2="8.5cm">
          <text:p/>
        </draw:line>
        <draw:custom-shape draw:style-name="gr7" draw:text-style-name="P2" draw:layer="layout" svg:width="5.6cm" svg:height="1.7cm" svg:x="10cm" svg:y="8.5cm">
          <text:p text:style-name="P1"><text:span text:style-name="T1">Initialisé ‘rotation’</text:span></text:p>
          <text:p text:style-name="P1"><text:span text:style-name="T1">dans l’autre sen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2.9cm" svg:y1="11.2cm" svg:x2="6.5cm" svg:y2="11.1cm">
          <text:p/>
        </draw:line>
        <draw:line draw:style-name="gr6" draw:text-style-name="P3" draw:layer="layout" svg:x1="12.9cm" svg:y1="10.2cm" svg:x2="12.9cm" svg:y2="11.2cm">
          <text:p/>
        </draw:line>
        <draw:frame draw:style-name="gr8" draw:text-style-name="P6" draw:layer="layout" svg:width="0.8cm" svg:height="0.962cm" svg:x="10.4cm" svg:y="6.3cm">
          <draw:text-box>
            <text:p>O</text:p>
          </draw:text-box>
        </draw:frame>
        <draw:frame draw:style-name="gr9" draw:text-style-name="P6" draw:layer="layout" svg:width="0.7cm" svg:height="1cm" svg:x="6.6cm" svg:y="8.2cm">
          <draw:text-box>
            <text:p>N</text:p>
          </draw:text-box>
        </draw:frame>
        <draw:line draw:style-name="gr2" draw:text-style-name="P3" draw:layer="layout" svg:x1="6.4cm" svg:y1="1.3cm" svg:x2="6.4cm" svg:y2="2.3cm">
          <text:p/>
        </draw:line>
        <draw:line draw:style-name="gr6" draw:text-style-name="P3" draw:layer="layout" svg:x1="6.4cm" svg:y1="1.3cm" svg:x2="1.7cm" svg:y2="1.3cm">
          <text:p/>
        </draw:line>
        <draw:line draw:style-name="gr6" draw:text-style-name="P3" draw:layer="layout" svg:x1="1.8cm" svg:y1="14cm" svg:x2="1.7cm" svg:y2="1.3cm">
          <text:p/>
        </draw:line>
        <draw:line draw:style-name="gr6" draw:text-style-name="P3" draw:layer="layout" svg:x1="1.8cm" svg:y1="14cm" svg:x2="6.6cm" svg:y2="14cm">
          <text:p/>
        </draw:line>
        <draw:line draw:style-name="gr6" draw:text-style-name="P3" draw:layer="layout" svg:x1="6.606cm" svg:y1="13.5cm" svg:x2="6.606cm" svg:y2="14cm">
          <text:p/>
        </draw:line>
        <draw:frame draw:style-name="gr10" draw:text-style-name="P6" draw:layer="layout" svg:width="0.8cm" svg:height="0.962cm" svg:x="6.6cm" svg:y="13.4cm">
          <draw:text-box>
            <text:p>N</text:p>
          </draw:text-box>
        </draw:frame>
        <draw:frame draw:style-name="gr11" draw:text-style-name="P6" draw:layer="layout" svg:width="1cm" svg:height="0.962cm" svg:x="10.1cm" svg:y="11.5cm">
          <draw:text-box>
            <text:p>O</text:p>
          </draw:text-box>
        </draw:frame>
        <draw:line draw:style-name="gr6" draw:text-style-name="P3" draw:layer="layout" svg:x1="10.3cm" svg:y1="12.3cm" svg:x2="13.1cm" svg:y2="12.3cm">
          <text:p/>
        </draw:line>
        <draw:line draw:style-name="gr2" draw:text-style-name="P3" draw:layer="layout" svg:x1="13.1cm" svg:y1="12.3cm" svg:x2="13.1cm" svg:y2="13.1cm">
          <text:p/>
        </draw:line>
        <draw:custom-shape draw:style-name="gr12" draw:text-style-name="P2" draw:layer="layout" svg:width="10.1cm" svg:height="1.538cm" svg:x="8.346cm" svg:y="17.3cm">
          <text:p text:style-name="P1"><text:span text:style-name="T1">Continuer de tourner dans le sens définit</text:span></text:p>
          <text:p text:style-name="P1"><text:span text:style-name="T1">Et incrémenté ‘tour’ par le nb de tour 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3.146cm" svg:y1="18.9cm" svg:x2="13.146cm" svg:y2="19.438cm">
          <text:p/>
        </draw:line>
        <draw:custom-shape draw:style-name="gr3" draw:text-style-name="P2" draw:layer="layout" svg:width="5.5cm" svg:height="1cm" svg:x="10.446cm" svg:y="19.438cm">
          <text:p text:style-name="P1"><text:span text:style-name="T1">Mesurer la distanc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7.7cm" svg:height="2.3cm" svg:x="9.346cm" svg:y="21.138cm">
          <text:p text:style-name="P4"><text:span text:style-name="T2">Est-ce que la distance à changé 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3" draw:layer="layout" svg:x1="13.146cm" svg:y1="20.438cm" svg:x2="13.146cm" svg:y2="21.238cm">
          <text:p/>
        </draw:line>
        <draw:line draw:style-name="gr6" draw:text-style-name="P3" draw:layer="layout" svg:x1="9.446cm" svg:y1="22.3cm" svg:x2="6.646cm" svg:y2="22.3cm">
          <text:p/>
        </draw:line>
        <draw:line draw:style-name="gr2" draw:text-style-name="P3" draw:layer="layout" svg:x1="6.646cm" svg:y1="22.3cm" svg:x2="6.646cm" svg:y2="23.1cm">
          <text:p/>
        </draw:line>
        <draw:line draw:style-name="gr6" draw:text-style-name="P3" draw:layer="layout" svg:x1="13.146cm" svg:y1="23.438cm" svg:x2="13.146cm" svg:y2="24.338cm">
          <text:p/>
        </draw:line>
        <draw:line draw:style-name="gr6" draw:text-style-name="P3" draw:layer="layout" svg:x1="18.946cm" svg:y1="24.338cm" svg:x2="13.146cm" svg:y2="24.338cm">
          <text:p/>
        </draw:line>
        <draw:line draw:style-name="gr6" draw:text-style-name="P3" draw:layer="layout" svg:x1="18.846cm" svg:y1="16.8cm" svg:x2="18.846cm" svg:y2="24.3cm">
          <text:p/>
        </draw:line>
        <draw:line draw:style-name="gr6" draw:text-style-name="P3" draw:layer="layout" svg:x1="13.1cm" svg:y1="16.8cm" svg:x2="18.846cm" svg:y2="16.8cm">
          <text:p/>
        </draw:line>
        <draw:frame draw:style-name="gr13" draw:text-style-name="P6" draw:layer="layout" svg:width="1cm" svg:height="0.962cm" svg:x="13.146cm" svg:y="23.538cm">
          <draw:text-box>
            <text:p>N</text:p>
          </draw:text-box>
        </draw:frame>
        <draw:custom-shape draw:style-name="gr3" draw:text-style-name="P2" draw:layer="layout" svg:width="5.5cm" svg:height="1cm" svg:x="10.4cm" svg:y="13.1cm">
          <text:p text:style-name="P1"><text:span text:style-name="T1">Initialisé ‘tour’ à 0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3.1cm" svg:y1="14.1cm" svg:x2="13.1cm" svg:y2="15.1cm">
          <text:p/>
        </draw:line>
        <draw:frame draw:style-name="gr10" draw:text-style-name="P6" draw:layer="layout" svg:width="0.5cm" svg:height="0.962cm" svg:x="8.846cm" svg:y="21.5cm">
          <draw:text-box>
            <text:p>O</text:p>
          </draw:text-box>
        </draw:frame>
        <draw:custom-shape draw:style-name="gr14" draw:text-style-name="P2" draw:layer="layout" svg:width="8.8cm" svg:height="1cm" svg:x="2.246cm" svg:y="23.1cm">
          <text:p text:style-name="P1"><text:span text:style-name="T1">Tourner du sens inverse de ‘tour’/2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9.1cm" svg:height="1cm" svg:x="8.6cm" svg:y="15.1cm">
          <text:p text:style-name="P1"><text:span text:style-name="T1">Initialisé ‘distance’ avec la distanc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3.1cm" svg:y1="16.1cm" svg:x2="13.1cm" svg:y2="17.3cm">
          <text:p/>
        </draw:line>
        <draw:line draw:style-name="gr2" draw:text-style-name="P3" draw:layer="layout" svg:x1="6.7cm" svg:y1="24.1cm" svg:x2="6.7cm" svg:y2="25cm">
          <text:p/>
        </draw:line>
        <draw:custom-shape draw:style-name="gr16" draw:text-style-name="P2" draw:layer="layout" svg:width="6.6cm" svg:height="1cm" svg:x="3.4cm" svg:y="25cm">
          <text:p text:style-name="P1"><text:span text:style-name="T1">Initialisé ‘élastique’ à 0 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6.7cm" svg:y1="26cm" svg:x2="6.7cm" svg:y2="29.7cm">
          <text:p/>
        </draw:line>
        <draw:line draw:style-name="gr6" draw:text-style-name="P3" draw:layer="layout" svg:x1="1.8cm" svg:y1="29.7cm" svg:x2="1.8cm" svg:y2="14cm">
          <text:p/>
        </draw:line>
      </draw:page>
      <draw:page draw:name="page2" draw:style-name="dp1" draw:master-page-name="Standard">
        <draw:custom-shape draw:style-name="gr17" draw:text-style-name="P5" draw:layer="layout" svg:width="7.7cm" svg:height="2.1cm" svg:x="2.8cm" svg:y="4.7cm">
          <text:p text:style-name="P4"><text:span text:style-name="T2">Est-ce que ‘élastique’ </text:span></text:p>
          <text:p text:style-name="P4"><text:span text:style-name="T2"><text:s/></text:span><text:span text:style-name="T2">correspond à ‘distance’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2" draw:layer="layout" svg:width="4.8cm" svg:height="1cm" svg:x="4.287cm" svg:y="3.2cm">
          <text:p text:style-name="P1"><text:span text:style-name="T1">Incrémenter 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4.8cm" svg:height="1cm" svg:x="4.287cm" svg:y="1.5cm">
          <text:p text:style-name="P1"><text:span text:style-name="T1">Tirer l’élastiqu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6.587cm" svg:y1="0cm" svg:x2="6.587cm" svg:y2="1.5cm">
          <text:p/>
        </draw:line>
        <draw:line draw:style-name="gr2" draw:text-style-name="P3" draw:layer="layout" svg:x1="6.587cm" svg:y1="2.5cm" svg:x2="6.587cm" svg:y2="3.3cm">
          <text:p/>
        </draw:line>
        <draw:line draw:style-name="gr2" draw:text-style-name="P3" draw:layer="layout" svg:x1="6.6cm" svg:y1="4.2cm" svg:x2="6.6cm" svg:y2="4.7cm">
          <text:p/>
        </draw:line>
        <draw:line draw:style-name="gr6" draw:text-style-name="P3" draw:layer="layout" svg:x1="10.4cm" svg:y1="5.7cm" svg:x2="11.3cm" svg:y2="5.7cm">
          <text:p/>
        </draw:line>
        <draw:line draw:style-name="gr2" draw:text-style-name="P3" draw:layer="layout" svg:x1="11.3cm" svg:y1="0.5cm" svg:x2="6.6cm" svg:y2="0.5cm">
          <text:p/>
        </draw:line>
        <draw:line draw:style-name="gr6" draw:text-style-name="P3" draw:layer="layout" svg:x1="11.3cm" svg:y1="0.5cm" svg:x2="11.3cm" svg:y2="5.7cm">
          <text:p/>
        </draw:line>
        <draw:frame draw:style-name="gr19" draw:text-style-name="P6" draw:layer="layout" svg:width="1cm" svg:height="1.3cm" svg:x="10cm" svg:y="4.9cm">
          <draw:text-box>
            <text:p>N</text:p>
          </draw:text-box>
        </draw:frame>
        <draw:line draw:style-name="gr2" draw:text-style-name="P3" draw:layer="layout" svg:x1="6.6cm" svg:y1="6.8cm" svg:x2="6.6cm" svg:y2="7.7cm">
          <text:p/>
        </draw:line>
        <draw:custom-shape draw:style-name="gr20" draw:text-style-name="P2" draw:layer="layout" svg:width="7.2cm" svg:height="1cm" svg:x="3.1cm" svg:y="7.7cm">
          <text:p text:style-name="P1"><text:span text:style-name="T1">Tourner le moteur qui bloque 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7.5cm" svg:height="1cm" svg:x="3.019cm" svg:y="13.558cm">
          <text:p text:style-name="P1"><text:span text:style-name="T1">Tourner le robot tout à gauche</text:span>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7.8cm" svg:height="1cm" svg:x="2.719cm" svg:y="15.458cm">
          <text:p text:style-name="P1"><text:span text:style-name="T1">Initialisé ‘rotation’ sur la droit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6.6cm" svg:y1="8.7cm" svg:x2="6.6cm" svg:y2="9.6cm">
          <text:p/>
        </draw:line>
        <draw:line draw:style-name="gr2" draw:text-style-name="P3" draw:layer="layout" svg:x1="6.6cm" svg:y1="14.6cm" svg:x2="6.6cm" svg:y2="15.5cm">
          <text:p/>
        </draw:line>
        <draw:custom-shape draw:style-name="gr23" draw:text-style-name="P2" draw:layer="layout" svg:width="5.9cm" svg:height="1cm" svg:x="3.8cm" svg:y="9.6cm">
          <text:p text:style-name="P1"><text:span text:style-name="T1">Relâcher l’élastique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3.8cm" svg:height="1cm" svg:x="4.7cm" svg:y="11.5cm">
          <text:p text:style-name="P1"><text:span text:style-name="T1">Recharge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6.6cm" svg:y1="10.6cm" svg:x2="6.6cm" svg:y2="11.5cm">
          <text:p/>
        </draw:line>
        <draw:line draw:style-name="gr2" draw:text-style-name="P3" draw:layer="layout" svg:x1="6.6cm" svg:y1="12.5cm" svg:x2="6.6cm" svg:y2="13.6cm">
          <text:p/>
        </draw:line>
        <draw:line draw:style-name="gr6" draw:text-style-name="P3" draw:layer="layout" svg:x1="6.6cm" svg:y1="16.5cm" svg:x2="6.6cm" svg:y2="17.5cm">
          <text:p/>
        </draw:line>
        <draw:line draw:style-name="gr6" draw:text-style-name="P3" draw:layer="layout" svg:x1="6.6cm" svg:y1="17.5cm" svg:x2="1.8cm" svg:y2="17.5cm">
          <text:p/>
        </draw:line>
        <draw:line draw:style-name="gr6" draw:text-style-name="P3" draw:layer="layout" svg:x1="1.8cm" svg:y1="17.5cm" svg:x2="1.8cm" svg:y2="0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0T08:33:21.570000000</meta:creation-date>
    <meta:generator>LibreOffice/6.0.6.2$Windows_X86_64 LibreOffice_project/0c292870b25a325b5ed35f6b45599d2ea4458e77</meta:generator>
    <dc:date>2019-01-10T09:54:16.747000000</dc:date>
    <meta:editing-duration>PT18M39S</meta:editing-duration>
    <meta:editing-cycles>4</meta:editing-cycles>
    <meta:document-statistic meta:object-count="68"/>
  </office:meta>
</office:document-meta>
</file>